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9611d" officeooo:paragraph-rsid="0009611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611d" officeooo:paragraph-rsid="0009611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9611d" officeooo:paragraph-rsid="0009a4c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0c14cc"/>
    </style:style>
    <style:style style:name="P5" style:family="paragraph" style:parent-style-name="Standard">
      <style:paragraph-properties fo:text-align="start" style:justify-single-word="false"/>
      <style:text-properties officeooo:rsid="000e88d6" officeooo:paragraph-rsid="000e88d6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rsid="000a7de6" officeooo:paragraph-rsid="000a7de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officeooo:rsid="0009a4c7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0c14cc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0cd63b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9a4c7" style:font-weight-asian="normal" style:font-weight-complex="normal"/>
    </style:style>
    <style:style style:name="T7" style:family="text">
      <style:text-properties style:text-underline-style="none" fo:font-weight="normal" officeooo:rsid="000cd63b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PRÁCTICA 4 DE TÉCNICAS DE OPTIMIZACIÓN</text:p>
      <text:p text:style-name="P1"><text:span text:style-name="T1"/></text:p>
      <text:p text:style-name="P2"><text:span text:style-name="T1"/></text:p>
      <text:p text:style-name="P3"><text:span text:style-name="T2">Apartado a. Medir los tiempos de ejecución del algoritmo</text:span></text:p>
      <text:p text:style-name="P3"><text:span text:style-name="T6"/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7">Opción -O0</text:p>
          </table:table-cell>
          <table:table-cell table:style-name="Tabla1.B1" office:value-type="string">
            <text:p text:style-name="P7">Opción -O2</text:p>
          </table:table-cell>
        </table:table-row>
        <table:table-row>
          <table:table-cell table:style-name="Tabla1.A2" office:value-type="string">
            <text:p text:style-name="P6">417.418 ms</text:p>
          </table:table-cell>
          <table:table-cell table:style-name="Tabla1.B2" office:value-type="string">
            <text:p text:style-name="P6">189.103 ms</text:p>
          </table:table-cell>
        </table:table-row>
      </table:table>
      <text:p text:style-name="P3"><text:s/></text:p>
      <text:p text:style-name="P4"><text:span text:style-name="T3">Apartado b. Impleme</text:span><text:span text:style-name="T4">ntat “tiling” o “blocking” sobre el código anterior, para uno y dos niveles de memoria caché. Medir tiempo de ejecución del bucle</text:span></text:p>
      <text:p text:style-name="P4"><text:span text:style-name="T7"/></text:p>
      <text:p text:style-name="P5"><text:span text:style-name="T7">P</text:span><text:span text:style-name="T5">ara aplicar el tiling de un nivel de memoria caché, debemos aplicar el siguiente algoritmo: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09:09:02.717179078</meta:creation-date>
    <dc:date>2022-04-26T10:03:15.976361434</dc:date>
    <meta:editing-duration>PT23M40S</meta:editing-duration>
    <meta:editing-cycles>6</meta:editing-cycles>
    <meta:generator>LibreOffice/6.4.6.2$Linux_X86_64 LibreOffice_project/40$Build-2</meta:generator>
    <meta:document-statistic meta:table-count="1" meta:image-count="0" meta:object-count="0" meta:page-count="1" meta:paragraph-count="9" meta:word-count="63" meta:character-count="383" meta:non-whitespace-character-count="327"/>
  </office:meta>
</office:document-meta>
</file>